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5.36365233621719" calcext:value-type="float">
            <text:p>5.36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11.3636523362172" calcext:value-type="float">
            <text:p>11.36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7.22mm" draw:caption-point-x="-6.1mm" draw:caption-point-y="15.1mm">
              <dc:creator>D</dc:creator>
              <dc:date>2020-06-10T00:00:00</dc:date>
              <text:p text:style-name="P1"><text:span text:style-name="T1">Note bang on with theory, packet duration (4s) 4x fade duration (1Hz or 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 rate</text:p>
          </table:table-cell>
          <table:table-cell table:style-name="ce15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112" calcext:value-type="float">
            <text:p>211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56" calcext:value-type="float">
            <text:p>10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3]/[.C25]" office:value-type="float" office:value="33" calcext:value-type="float">
            <text:p>33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4]*[.C31]" office:value-type="float" office:value="3.63" calcext:value-type="float">
            <text:p>3.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0.275482093663912" calcext:value-type="float">
            <text:p>0.2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282.093663911846" calcext:value-type="float">
            <text:p>282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2115.70247933884" calcext:value-type="float">
            <text:p>2,115.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8]" office:value-type="float" office:value="1692.56198347108" calcext:value-type="float">
            <text:p>1,692.5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1000" calcext:value-type="float">
            <text:p>1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-1.98970004336019" calcext:value-type="float">
            <text:p>-1.9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5:.C39])+10*LOG10([.C33]/[.C34])" office:value-type="float" office:value="-8.90878547881344" calcext:value-type="float">
            <text:p>-8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500" calcext:value-type="float">
            <text:p>500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1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0.8 DVBS2 cod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640" calcext:value-type="float">
            <text:p>26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660" calcext:value-type="float">
            <text:p>6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0.5" calcext:value-type="float">
            <text:p>0.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2" calcext:value-type="float">
            <text:p>2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4128" calcext:value-type="float">
            <text:p>4,128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0960" calcext:value-type="float">
            <text:p>30,96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24768" calcext:value-type="float">
            <text:p>24,768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15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700E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word rate</text:p>
          </table:table-cell>
          <table:table-cell table:style-name="ce15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23" office:value-type="float" office:value="0.01" calcext:value-type="float">
            <text:p>0.010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23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16" calcext:value-type="float">
            <text:p>0.01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3200" calcext:value-type="float">
            <text:p>32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2.04119982655925" calcext:value-type="float">
            <text:p>2.04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5]+SUM([.C38:.C40])+10*LOG10([.C33]/[.C34])" office:value-type="float" office:value="2.79058719264225" calcext:value-type="float">
            <text:p>2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7]+SUM([.C38:.C40])+10*LOG10([.C33]/[.C34])" office:value-type="float" office:value="3.79058719264225" calcext:value-type="float">
            <text:p>3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1600" calcext:value-type="float">
            <text:p>1600</text:p>
          </table:table-cell>
          <table:table-cell table:number-columns-repeated="2"/>
        </table:table-row>
      </table:table>
      <table:table table:name="ofdm 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 rate</text:p>
          </table:table-cell>
          <table:table-cell table:style-name="ce15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17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23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23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1.249387366083" calcext:value-type="float">
            <text:p>1.25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17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17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05:26:44.510072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12-30T06:19:49.495176102</dc:date>
    <meta:editing-duration>P3DT12H40M13S</meta:editing-duration>
    <meta:editing-cycles>70</meta:editing-cycles>
    <meta:generator>LibreOffice/6.0.7.3$Linux_X86_64 LibreOffice_project/00m0$Build-3</meta:generator>
    <meta:document-statistic meta:table-count="11" meta:cell-count="929" meta:object-count="0"/>
  </office:meta>
</office:document-meta>
</file>